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762cm" svg:height="0.962cm" svg:x="6.5cm" svg:y="5.5cm">
          <draw:text-box>
            <text:p>Hello The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4T20:31:12.829283117</meta:creation-date>
    <dc:date>2022-02-14T20:37:28.107234666</dc:date>
    <meta:editing-duration>PT6M17S</meta:editing-duration>
    <meta:editing-cycles>1</meta:editing-cycles>
    <meta:generator>LibreOfficeDev/7.4.0.0.alpha0$Linux_X86_64 LibreOffice_project/b86679ea6bd2bb053c3822c4642a62a49e381909</meta:generator>
    <meta:document-statistic meta:object-count="1"/>
  </office:meta>
</office:document-meta>
</file>